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ABB5FD114EC3AAF6F1.png" manifest:media-type="image/png"/>
  <manifest:file-entry manifest:full-path="Pictures/10000000000004630000031A024F9D9CA1518557.jpg" manifest:media-type="image/jpeg"/>
  <manifest:file-entry manifest:full-path="Pictures/10000000000003A9000002FB5FCAEA8B92425367.png" manifest:media-type="image/png"/>
  <manifest:file-entry manifest:full-path="Pictures/10000000000003200000025845C20BEAA91CB9FF.png" manifest:media-type="image/png"/>
  <manifest:file-entry manifest:full-path="Pictures/10000201000004630000031ACD2425B32191402F.png" manifest:media-type="image/png"/>
  <manifest:file-entry manifest:full-path="Pictures/100000000000052B00000174D01318788350D3BC.png" manifest:media-type="image/png"/>
  <manifest:file-entry manifest:full-path="Pictures/10000201000004630000031AC9A4B907F61F9BEB.png" manifest:media-type="image/png"/>
  <manifest:file-entry manifest:full-path="Pictures/1000000000000543000002561AF474F98F653A7C.png" manifest:media-type="image/png"/>
  <manifest:file-entry manifest:full-path="Pictures/100000000000037A000000CF51DC8FDA79774F2F.png" manifest:media-type="image/png"/>
  <manifest:file-entry manifest:full-path="Pictures/100000000000040F00000226610450BE591AD57E.png" manifest:media-type="image/png"/>
  <manifest:file-entry manifest:full-path="Pictures/1000000000000256000001B8173FC7DFD25366ED.png" manifest:media-type="image/png"/>
  <manifest:file-entry manifest:full-path="Pictures/10000000000002B6000001F8F7E951129F009FF4.png" manifest:media-type="image/png"/>
  <manifest:file-entry manifest:full-path="Pictures/100000000000038C000001D83A90259B35FD7D22.png" manifest:media-type="image/png"/>
  <manifest:file-entry manifest:full-path="Pictures/100002010000031E000002B07DE0F2B97973522A.png" manifest:media-type="image/png"/>
  <manifest:file-entry manifest:full-path="Pictures/10000000000004630000031AA71FAA72D2260638.jpg" manifest:media-type="image/jpeg"/>
  <manifest:file-entry manifest:full-path="Pictures/100000000000042A000001B02D35EFB645BC9B97.jpg" manifest:media-type="image/jpeg"/>
  <manifest:file-entry manifest:full-path="Pictures/100000000000012C0000012C29E7D9235426BD80.jpg" manifest:media-type="image/jpeg"/>
  <manifest:file-entry manifest:full-path="Pictures/100000000000028F000002A103D2A0C72D8B87CC.jpg" manifest:media-type="image/jpeg"/>
  <manifest:file-entry manifest:full-path="Pictures/100000000000042A000002F817CFE6C96AE99486.jpg" manifest:media-type="image/jpeg"/>
  <manifest:file-entry manifest:full-path="Pictures/100000000000021B000000FFFB1875141AD50428.jpg" manifest:media-type="image/jpeg"/>
  <manifest:file-entry manifest:full-path="Pictures/10000000000003C800000175961BF93A2DBF26E1.png" manifest:media-type="image/png"/>
  <manifest:file-entry manifest:full-path="Pictures/10000000000004630000031A966606940D6ED8C6.jpg" manifest:media-type="image/jpeg"/>
  <manifest:file-entry manifest:full-path="Pictures/10000000000004630000031AA7C356F8E8D4FEFF.jpg" manifest:media-type="image/jpeg"/>
  <manifest:file-entry manifest:full-path="Pictures/100000000000195100000F81A1117E329CE33F13.png" manifest:media-type="image/png"/>
  <manifest:file-entry manifest:full-path="Pictures/10000000000004630000031ADF76A7D05EB22C08.jpg" manifest:media-type="image/jpeg"/>
  <manifest:file-entry manifest:full-path="Pictures/10000000000004630000031ABCB7648DAD21F002.jpg" manifest:media-type="image/jpeg"/>
  <manifest:file-entry manifest:full-path="Pictures/10000000000017ED000010FE56749C71C790C336.png" manifest:media-type="image/png"/>
  <manifest:file-entry manifest:full-path="Pictures/1000020100000154000001142C250FE0211EFCA8.png" manifest:media-type="image/png"/>
  <manifest:file-entry manifest:full-path="Pictures/10000201000003A2000000B39D568414E73498D0.png" manifest:media-type="image/png"/>
  <manifest:file-entry manifest:full-path="Pictures/10000201000004630000031A2D8960B8841FBBFB.png" manifest:media-type="image/png"/>
  <manifest:file-entry manifest:full-path="Pictures/1000020100000358000001450959A53ED2B9779D.png" manifest:media-type="image/png"/>
  <manifest:file-entry manifest:full-path="Pictures/10000201000003730000014E12D57BDE2858D8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ango_20_Blu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42cm, 0cm, 2.76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textarea-horizontal-align="justify" draw:textarea-vertical-align="middle" draw:auto-grow-height="false" fo:min-height="2.9cm" fo:min-width="4.13cm" fo:wrap-option="no-wrap"/>
    </style:style>
    <style:style style:name="gr7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4.43cm" fo:min-width="9.333cm"/>
    </style:style>
    <style:style style:name="gr8" style:family="graphic" style:parent-style-name="standard">
      <style:graphic-properties svg:stroke-color="#ffffff" draw:fill-color="#996600" draw:textarea-horizontal-align="justify" draw:textarea-vertical-align="middle" draw:auto-grow-height="false" fo:min-height="1.55cm" fo:min-width="25.2cm"/>
    </style:style>
    <style:style style:name="gr9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4.43cm" fo:min-width="9.333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7cm"/>
    </style:style>
    <style:style style:name="gr12" style:family="graphic" style:parent-style-name="standard">
      <style:graphic-properties draw:stroke="none" svg:stroke-color="#000000" draw:fill="none" draw:fill-color="#ffffff" fo:min-height="1.3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stroke="solid" svg:stroke-color="#ffffff" draw:fill-color="#ffffff" fo:min-height="5.3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000000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66"/>
      <style:paragraph-properties fo:text-align="center"/>
    </style:style>
    <style:style style:name="P9" style:family="paragraph">
      <loext:graphic-properties draw:fill-color="#996600"/>
      <style:paragraph-properties fo:text-align="center"/>
      <style:text-properties fo:color="#ffffff"/>
    </style:style>
    <style:style style:name="P10" style:family="paragraph">
      <loext:graphic-properties draw:fill="solid" draw:fill-color="#ffcc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3300" fo:font-size="20pt" style:font-size-asian="20pt" style:font-size-complex="20pt"/>
    </style:style>
    <style:style style:name="T3" style:family="text">
      <style:text-properties fo:color="#ffff00" fo:font-size="20pt" style:font-size-asian="20pt" style:font-size-complex="2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/>
    </style:style>
    <style:style style:name="T7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359cm" svg:x="1.201cm" svg:y="7.721cm" presentation:class="subtitle" presentation:user-transformed="true">
          <draw:text-box>
            <text:p><text:span text:style-name="T1">Δίκτυα Υπολογιστών</text:span></text:p>
            <text:p><text:span text:style-name="T1">Γ’ ΕΠΑΛ</text:span></text:p>
            <text:p><text:span text:style-name="T2"/></text:p>
            <text:p><text:span text:style-name="T3">Μανώλης Κιαγιά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draw:style-name="gr2" draw:text-style-name="P3" draw:layer="layout" svg:width="13.387cm" svg:height="10.902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1.387cm" svg:height="17.417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3.787cm" svg:height="19.372cm" svg:x="2.013cm" svg:y="0.8cm">
          <draw:image xlink:href="Pictures/10000000000003A9000002FB5FCAEA8B92425367.png" xlink:type="simple" xlink:show="embed" xlink:actuate="onLoad">
            <text:p/>
          </draw:image>
        </draw:frame>
        <draw:frame draw:style-name="gr3" draw:text-style-name="P4" draw:layer="layout" svg:width="13.8cm" svg:height="1.195cm" svg:x="2.4cm" svg:y="0.6cm">
          <draw:text-box>
            <text:p><text:span text:style-name="T4">Μεταγωγή Πακέτω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3" draw:layer="layout" svg:width="22.199cm" svg:height="19.107cm" svg:x="3cm" svg:y="1.6cm">
          <draw:image xlink:href="Pictures/10000201000004630000031ACD2425B32191402F.png" xlink:type="simple" xlink:show="embed" xlink:actuate="onLoad">
            <text:p/>
          </draw:image>
        </draw:frame>
        <draw:frame draw:style-name="gr3" draw:text-style-name="P4" draw:layer="layout" svg:width="8.2cm" svg:height="1.195cm" svg:x="10.2cm" svg:y="0.4cm">
          <draw:text-box>
            <text:p><text:span text:style-name="T4">Επίπεδα OSI / 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2" draw:text-style-name="P3" draw:layer="layout" svg:width="26.804cm" svg:height="18.951cm" svg:x="0.6cm" svg:y="1cm">
          <draw:image xlink:href="Pictures/10000201000004630000031AC9A4B907F61F9BEB.png" xlink:type="simple" xlink:show="embed" xlink:actuate="onLoad">
            <text:p/>
          </draw:image>
        </draw:frame>
        <draw:frame draw:style-name="gr5" draw:text-style-name="P4" draw:layer="layout" svg:width="7.2cm" svg:height="2.139cm" svg:x="4.4cm" svg:y="1.805cm">
          <draw:text-box>
            <text:p><text:span text:style-name="T4">Ενθυλάκωση</text:span></text:p>
            <text:p><text:span text:style-name="T4">(Encapsulation)</text:span></text:p>
          </draw:text-box>
        </draw:frame>
        <draw:custom-shape draw:style-name="gr6" draw:text-style-name="P6" draw:layer="layout" svg:width="5cm" svg:height="3.4cm" svg:x="1.6cm" svg:y="8.2cm">
          <text:p text:style-name="P5"><text:span text:style-name="T5">Πλαίσιο </text:span></text:p>
          <text:p text:style-name="P5"><text:span text:style-name="T5">Ethernet</text:span></text:p>
          <draw:enhanced-geometry svg:viewBox="0 0 21600 21600" draw:text-areas="800 800 20800 20800" draw:type="round-rectangular-callout" draw:modifiers="5632.15356928614 40869.1561305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2" draw:text-style-name="P3" draw:layer="layout" svg:width="25.59cm" svg:height="11.36cm" svg:x="1.41cm" svg:y="4.411cm">
          <draw:image xlink:href="Pictures/1000000000000543000002561AF474F98F653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2" draw:text-style-name="P3" draw:layer="layout" svg:width="12cm" svg:height="8.85cm" svg:x="14.8cm" svg:y="1.45cm">
          <draw:image xlink:href="Pictures/1000000000000243000001ABB5FD114EC3AAF6F1.png" xlink:type="simple" xlink:show="embed" xlink:actuate="onLoad">
            <text:p/>
          </draw:image>
        </draw:frame>
        <draw:frame draw:style-name="gr2" draw:text-style-name="P3" draw:layer="layout" svg:width="12cm" svg:height="8.83cm" svg:x="1.2cm" svg:y="1.45cm">
          <draw:image xlink:href="Pictures/1000000000000256000001B8173FC7DFD25366ED.png" xlink:type="simple" xlink:show="embed" xlink:actuate="onLoad">
            <text:p/>
          </draw:image>
        </draw:frame>
        <draw:frame draw:style-name="gr2" draw:text-style-name="P3" draw:layer="layout" svg:width="12cm" svg:height="8.71cm" svg:x="8.2cm" svg:y="10.5cm">
          <draw:image xlink:href="Pictures/10000000000002B6000001F8F7E951129F009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custom-shape draw:style-name="gr7" draw:text-style-name="P8" draw:layer="layout" svg:width="9.833cm" svg:height="4.68cm" svg:x="3.464cm" svg:y="5.44cm">
          <text:p text:style-name="P5">Επίπεδο Σύνδεσης</text:p>
          <text:p text:style-name="P5">Δεδομένων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5.7cm" svg:height="1.8cm" svg:x="1.5cm" svg:y="14.8cm">
          <text:p text:style-name="P5"><text:span text:style-name="T6">Μέσο Μετάδοσης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833cm" svg:height="4.68cm" svg:x="15.085cm" svg:y="5.44cm">
          <text:p text:style-name="P5">Έλεγχος Λογικής</text:p>
          <text:p text:style-name="P5">Σύνδεσης (LLC)</text:p>
          <text:p text:style-name="P5"/>
          <text:p text:style-name="P5">Έλεγχος Πρόσβασης</text:p>
          <text:p text:style-name="P5">στο Μέσο (MAC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833cm" svg:height="4.68cm" svg:x="15.085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085cm" svg:y1="7.84cm" svg:x2="24.918cm" svg:y2="7.84cm">
          <text:p/>
        </draw:line>
        <draw:frame draw:style-name="gr11" draw:text-style-name="P11" draw:layer="layout" svg:width="2.235cm" svg:height="1.32cm" svg:x="7.375cm" svg:y="3.4cm">
          <draw:text-box>
            <text:p>OSI</text:p>
          </draw:text-box>
        </draw:frame>
        <draw:frame draw:style-name="gr12" draw:text-style-name="P11" draw:layer="layout" svg:width="4.469cm" svg:height="1.56cm" svg:x="18.326cm" svg:y="3.4cm">
          <draw:text-box>
            <text:p>IEEE802</text:p>
          </draw:text-box>
        </draw:frame>
        <draw:custom-shape draw:style-name="gr9" draw:text-style-name="P10" draw:layer="layout" svg:width="9.833cm" svg:height="4.68cm" svg:x="3.464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" draw:text-style-name="P3" draw:layer="layout" svg:width="21.166cm" svg:height="15.874cm" svg:x="3.67cm" svg:y="2.689cm">
          <draw:image xlink:href="Pictures/10000000000003200000025845C20BEAA91CB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2" draw:text-style-name="P3" draw:layer="layout" svg:width="26.335cm" svg:height="13.94cm" svg:x="1cm" svg:y="3.2cm">
          <draw:image xlink:href="Pictures/100000000000040F00000226610450BE591AD5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2" draw:text-style-name="P3" draw:layer="layout" svg:width="24.793cm" svg:height="12.887cm" svg:x="1.4cm" svg:y="3.913cm">
          <draw:image xlink:href="Pictures/100000000000038C000001D83A90259B35FD7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2" draw:text-style-name="P3" draw:layer="layout" svg:width="27.999cm" svg:height="19.795cm" svg:x="0.21cm" svg:y="0.728cm">
          <draw:image xlink:href="Pictures/10000000000004630000031AA71FAA72D22606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2" draw:text-style-name="P3" draw:layer="layout" svg:width="27.109cm" svg:height="10.984cm" svg:x="0.4cm" svg:y="4.753cm">
          <draw:image xlink:href="Pictures/100000000000042A000001B02D35EFB645BC9B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draw:style-name="gr2" draw:text-style-name="P3" draw:layer="layout" svg:width="22.468cm" svg:height="15.884cm" svg:x="5.332cm" svg:y="5cm">
          <draw:image xlink:href="Pictures/10000000000004630000031A024F9D9CA1518557.jpg" xlink:type="simple" xlink:show="embed" xlink:actuate="onLoad">
            <text:p/>
          </draw:image>
        </draw:frame>
        <draw:frame draw:style-name="gr2" draw:text-style-name="P3" draw:layer="layout" svg:width="7.937cm" svg:height="7.937cm" svg:x="1.663cm" svg:y="1.063cm">
          <draw:image xlink:href="Pictures/100000000000012C0000012C29E7D9235426BD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2" draw:text-style-name="P3" draw:layer="layout" svg:width="19.529cm" svg:height="20.065cm" svg:x="4.6cm" svg:y="0.5cm">
          <draw:image xlink:href="Pictures/100000000000028F000002A103D2A0C72D8B87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frame draw:style-name="gr2" draw:text-style-name="P3" draw:layer="layout" svg:width="27.999cm" svg:height="19.753cm" svg:x="-0.004cm" svg:y="0.729cm">
          <draw:image xlink:href="Pictures/100000000000042A000002F817CFE6C96AE994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style-name="gr2" draw:text-style-name="P3" draw:layer="layout" svg:width="19.87cm" svg:height="9.4cm" svg:x="4.8cm" svg:y="5.2cm">
          <draw:image xlink:href="Pictures/100000000000021B000000FFFB1875141AD504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frame draw:style-name="gr2" draw:text-style-name="P3" draw:layer="layout" svg:width="26.473cm" svg:height="10.2cm" svg:x="0.8cm" svg:y="5cm">
          <draw:image xlink:href="Pictures/10000000000003C800000175961BF93A2DBF26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frame draw:style-name="gr2" draw:text-style-name="P3" draw:layer="layout" svg:width="25.903cm" svg:height="7.283cm" svg:x="0.697cm" svg:y="2.917cm">
          <draw:image xlink:href="Pictures/100000000000052B00000174D01318788350D3BC.png" xlink:type="simple" xlink:show="embed" xlink:actuate="onLoad">
            <text:p/>
          </draw:image>
        </draw:frame>
        <draw:frame draw:style-name="gr2" draw:text-style-name="P3" draw:layer="layout" svg:width="23.547cm" svg:height="5.476cm" svg:x="2cm" svg:y="12.124cm">
          <draw:image xlink:href="Pictures/100000000000037A000000CF51DC8FDA79774F2F.png" xlink:type="simple" xlink:show="embed" xlink:actuate="onLoad">
            <text:p/>
          </draw:image>
        </draw:frame>
        <draw:frame draw:style-name="gr3" draw:text-style-name="P12" draw:layer="layout" svg:width="10.6cm" svg:height="1.195cm" svg:x="8.4cm" svg:y="10.4cm">
          <draw:text-box>
            <text:p text:style-name="P5"><text:span text:style-name="T7">Ιδιωτικές Διευθύνσεις</text:span></text:p>
          </draw:text-box>
        </draw:frame>
        <draw:frame draw:style-name="gr3" draw:text-style-name="P12" draw:layer="layout" svg:width="10.6cm" svg:height="1.195cm" svg:x="8.4cm" svg:y="1.701cm">
          <draw:text-box>
            <text:p text:style-name="P5"><text:span text:style-name="T7">Τάξεις Διευθύνσεω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2" draw:text-style-name="P3" draw:layer="layout" svg:width="27.999cm" svg:height="19.795cm" svg:x="-0.004cm" svg:y="0.608cm">
          <draw:image xlink:href="Pictures/10000000000004630000031A966606940D6ED8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frame draw:style-name="gr2" draw:text-style-name="P3" draw:layer="layout" svg:width="27.999cm" svg:height="19.795cm" svg:x="-0.004cm" svg:y="0.608cm">
          <draw:image xlink:href="Pictures/10000000000004630000031AA7C356F8E8D4FEF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frame draw:style-name="gr2" draw:text-style-name="P3" draw:layer="layout" svg:width="27.435cm" svg:height="16.801cm" svg:x="0.278cm" svg:y="2.105cm">
          <draw:image xlink:href="Pictures/100000000000195100000F81A1117E329CE33F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frame draw:style-name="gr2" draw:text-style-name="P3" draw:layer="layout" svg:width="27.999cm" svg:height="19.795cm" svg:x="-0.004cm" svg:y="0.608cm">
          <draw:image xlink:href="Pictures/10000000000004630000031ADF76A7D05EB22C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frame draw:style-name="gr2" draw:text-style-name="P3" draw:layer="layout" svg:width="27.999cm" svg:height="19.795cm" svg:x="-0.004cm" svg:y="0.608cm">
          <draw:image xlink:href="Pictures/10000000000004630000031ABCB7648DAD21F00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draw:style-name="gr2" draw:text-style-name="P3" draw:layer="layout" svg:width="25.928cm" svg:height="18.414cm" svg:x="1.032cm" svg:y="1.299cm">
          <draw:image xlink:href="Pictures/10000000000017ED000010FE56749C71C790C3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frame draw:style-name="gr13" draw:text-style-name="P5" draw:layer="layout" svg:width="17.493cm" svg:height="14.2cm" svg:x="6.007cm" svg:y="3cm">
          <draw:image xlink:href="Pictures/1000020100000154000001142C250FE0211EFC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frame draw:style-name="gr13" draw:text-style-name="P5" draw:layer="layout" svg:width="24.608cm" svg:height="4.735cm" svg:x="1.692cm" svg:y="8.138cm">
          <draw:image xlink:href="Pictures/10000201000003A2000000B39D568414E73498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frame draw:style-name="gr13" draw:text-style-name="P5" draw:layer="layout" svg:width="26.579cm" svg:height="18.792cm" svg:x="0.596cm" svg:y="1.208cm">
          <draw:image xlink:href="Pictures/10000201000004630000031A2D8960B8841FBB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office:forms form:automatic-focus="false" form:apply-design-mode="false"/>
        <draw:frame draw:style-name="gr13" draw:text-style-name="P5" draw:layer="layout" svg:width="22.65cm" svg:height="8.599cm" svg:x="2.671cm" svg:y="1cm">
          <draw:image xlink:href="Pictures/1000020100000358000001450959A53ED2B9779D.png" xlink:type="simple" xlink:show="embed" xlink:actuate="onLoad">
            <text:p/>
          </draw:image>
        </draw:frame>
        <draw:frame draw:style-name="gr13" draw:text-style-name="P5" draw:layer="layout" svg:width="23.364cm" svg:height="8.837cm" svg:x="2.6cm" svg:y="10.2cm">
          <draw:image xlink:href="Pictures/10000201000003730000014E12D57BDE2858D8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frame draw:style-name="gr13" draw:text-style-name="P5" draw:layer="layout" svg:width="21.11cm" svg:height="18.2cm" svg:x="3.841cm" svg:y="1.406cm">
          <draw:image xlink:href="Pictures/100002010000031E000002B07DE0F2B97973522A.png" xlink:type="simple" xlink:show="embed" xlink:actuate="onLoad">
            <text:p/>
          </draw:image>
        </draw:frame>
        <draw:line draw:style-name="gr14" draw:text-style-name="P3" draw:layer="layout" svg:x1="24.851cm" svg:y1="10cm" svg:x2="24.851cm" svg:y2="16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23:26:38.937000000</meta:creation-date>
    <dc:date>2017-01-10T09:53:57.671000000</dc:date>
    <meta:editing-duration>PT1H32M43S</meta:editing-duration>
    <meta:editing-cycles>15</meta:editing-cycles>
    <meta:generator>LibreOffice/5.1.4.2$Windows_x86 LibreOffice_project/f99d75f39f1c57ebdd7ffc5f42867c12031db97a</meta:generator>
    <meta:document-statistic meta:object-count="129"/>
  </office:meta>
</office:document-meta>
</file>